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12" style:family="table-cell" style:parent-style-name="Default" style:data-style-name="N99">
      <style:map style:condition="cell-content()=1" style:apply-style-name="Good" style:base-cell-address="Sheet1.E27"/>
      <style:map style:condition="cell-content()=0" style:apply-style-name="Bad" style:base-cell-address="Sheet1.E27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number-columns-repeated="1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2"/>
          <table:table-cell table:style-name="ce3" table:formula="of:=[.B1]" office:value-type="string" office:string-value="inp w" calcext:value-type="string">
            <text:p>inp w</text:p>
          </table:table-cell>
          <table:table-cell table:style-name="ce3" table:formula="of:=[.B19]" office:value-type="string" office:string-value="inp w" calcext:value-type="string">
            <text:p>inp w</text:p>
          </table:table-cell>
          <table:table-cell table:style-name="ce3" table:formula="of:=[.B37]" office:value-type="string" office:string-value="inp w" calcext:value-type="string">
            <text:p>inp w</text:p>
          </table:table-cell>
          <table:table-cell table:style-name="ce3" table:formula="of:=[.B55]" office:value-type="string" office:string-value="inp w" calcext:value-type="string">
            <text:p>inp w</text:p>
          </table:table-cell>
          <table:table-cell table:style-name="ce3" table:formula="of:=[.B73]" office:value-type="string" office:string-value="inp w" calcext:value-type="string">
            <text:p>inp w</text:p>
          </table:table-cell>
          <table:table-cell table:style-name="ce3" table:formula="of:=[.B91]" office:value-type="string" office:string-value="inp w" calcext:value-type="string">
            <text:p>inp w</text:p>
          </table:table-cell>
          <table:table-cell table:style-name="ce3" table:formula="of:=[.B109]" office:value-type="string" office:string-value="inp w" calcext:value-type="string">
            <text:p>inp w</text:p>
          </table:table-cell>
          <table:table-cell table:style-name="ce3" table:formula="of:=[.B127]" office:value-type="string" office:string-value="inp w" calcext:value-type="string">
            <text:p>inp w</text:p>
          </table:table-cell>
          <table:table-cell table:style-name="ce3" table:formula="of:=[.B145]" office:value-type="string" office:string-value="inp w" calcext:value-type="string">
            <text:p>inp w</text:p>
          </table:table-cell>
          <table:table-cell table:style-name="ce3" table:formula="of:=[.B163]" office:value-type="string" office:string-value="inp w" calcext:value-type="string">
            <text:p>inp w</text:p>
          </table:table-cell>
          <table:table-cell table:style-name="ce3" table:formula="of:=[.B181]" office:value-type="string" office:string-value="inp w" calcext:value-type="string">
            <text:p>inp w</text:p>
          </table:table-cell>
          <table:table-cell table:style-name="ce3" table:formula="of:=[.B199]" office:value-type="string" office:string-value="inp w" calcext:value-type="string">
            <text:p>inp w</text:p>
          </table:table-cell>
          <table:table-cell table:style-name="ce3" table:formula="of:=[.B217]" office:value-type="string" office:string-value="inp w" calcext:value-type="string">
            <text:p>inp w</text:p>
          </table:table-cell>
          <table:table-cell table:style-name="ce3" table:formula="of:=[.B235]" office:value-type="string" office:string-value="inp w" calcext:value-type="string">
            <text:p>inp 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2"/>
          <table:table-cell table:style-name="ce3" table:formula="of:=[.B2]" office:value-type="string" office:string-value="mul x 0" calcext:value-type="string">
            <text:p>mul x 0</text:p>
          </table:table-cell>
          <table:table-cell table:style-name="ce3" table:formula="of:=[.B20]" office:value-type="string" office:string-value="mul x 0" calcext:value-type="string">
            <text:p>mul x 0</text:p>
          </table:table-cell>
          <table:table-cell table:style-name="ce3" table:formula="of:=[.B38]" office:value-type="string" office:string-value="mul x 0" calcext:value-type="string">
            <text:p>mul x 0</text:p>
          </table:table-cell>
          <table:table-cell table:style-name="ce3" table:formula="of:=[.B56]" office:value-type="string" office:string-value="mul x 0" calcext:value-type="string">
            <text:p>mul x 0</text:p>
          </table:table-cell>
          <table:table-cell table:style-name="ce3" table:formula="of:=[.B74]" office:value-type="string" office:string-value="mul x 0" calcext:value-type="string">
            <text:p>mul x 0</text:p>
          </table:table-cell>
          <table:table-cell table:style-name="ce3" table:formula="of:=[.B92]" office:value-type="string" office:string-value="mul x 0" calcext:value-type="string">
            <text:p>mul x 0</text:p>
          </table:table-cell>
          <table:table-cell table:style-name="ce3" table:formula="of:=[.B110]" office:value-type="string" office:string-value="mul x 0" calcext:value-type="string">
            <text:p>mul x 0</text:p>
          </table:table-cell>
          <table:table-cell table:style-name="ce3" table:formula="of:=[.B128]" office:value-type="string" office:string-value="mul x 0" calcext:value-type="string">
            <text:p>mul x 0</text:p>
          </table:table-cell>
          <table:table-cell table:style-name="ce3" table:formula="of:=[.B146]" office:value-type="string" office:string-value="mul x 0" calcext:value-type="string">
            <text:p>mul x 0</text:p>
          </table:table-cell>
          <table:table-cell table:style-name="ce3" table:formula="of:=[.B164]" office:value-type="string" office:string-value="mul x 0" calcext:value-type="string">
            <text:p>mul x 0</text:p>
          </table:table-cell>
          <table:table-cell table:style-name="ce3" table:formula="of:=[.B182]" office:value-type="string" office:string-value="mul x 0" calcext:value-type="string">
            <text:p>mul x 0</text:p>
          </table:table-cell>
          <table:table-cell table:style-name="ce3" table:formula="of:=[.B200]" office:value-type="string" office:string-value="mul x 0" calcext:value-type="string">
            <text:p>mul x 0</text:p>
          </table:table-cell>
          <table:table-cell table:style-name="ce3" table:formula="of:=[.B218]" office:value-type="string" office:string-value="mul x 0" calcext:value-type="string">
            <text:p>mul x 0</text:p>
          </table:table-cell>
          <table:table-cell table:style-name="ce3" table:formula="of:=[.B236]" office:value-type="string" office:string-value="mul x 0" calcext:value-type="string">
            <text:p>mul x 0</text:p>
          </table:table-cell>
          <table:table-cell table:style-name="ce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2"/>
          <table:table-cell table:style-name="ce3" table:formula="of:=[.B3]" office:value-type="string" office:string-value="add x z" calcext:value-type="string">
            <text:p>add x z</text:p>
          </table:table-cell>
          <table:table-cell table:style-name="ce3" table:formula="of:=[.B21]" office:value-type="string" office:string-value="add x z" calcext:value-type="string">
            <text:p>add x z</text:p>
          </table:table-cell>
          <table:table-cell table:style-name="ce3" table:formula="of:=[.B39]" office:value-type="string" office:string-value="add x z" calcext:value-type="string">
            <text:p>add x z</text:p>
          </table:table-cell>
          <table:table-cell table:style-name="ce3" table:formula="of:=[.B57]" office:value-type="string" office:string-value="add x z" calcext:value-type="string">
            <text:p>add x z</text:p>
          </table:table-cell>
          <table:table-cell table:style-name="ce3" table:formula="of:=[.B75]" office:value-type="string" office:string-value="add x z" calcext:value-type="string">
            <text:p>add x z</text:p>
          </table:table-cell>
          <table:table-cell table:style-name="ce3" table:formula="of:=[.B93]" office:value-type="string" office:string-value="add x z" calcext:value-type="string">
            <text:p>add x z</text:p>
          </table:table-cell>
          <table:table-cell table:style-name="ce3" table:formula="of:=[.B111]" office:value-type="string" office:string-value="add x z" calcext:value-type="string">
            <text:p>add x z</text:p>
          </table:table-cell>
          <table:table-cell table:style-name="ce3" table:formula="of:=[.B129]" office:value-type="string" office:string-value="add x z" calcext:value-type="string">
            <text:p>add x z</text:p>
          </table:table-cell>
          <table:table-cell table:style-name="ce3" table:formula="of:=[.B147]" office:value-type="string" office:string-value="add x z" calcext:value-type="string">
            <text:p>add x z</text:p>
          </table:table-cell>
          <table:table-cell table:style-name="ce3" table:formula="of:=[.B165]" office:value-type="string" office:string-value="add x z" calcext:value-type="string">
            <text:p>add x z</text:p>
          </table:table-cell>
          <table:table-cell table:style-name="ce3" table:formula="of:=[.B183]" office:value-type="string" office:string-value="add x z" calcext:value-type="string">
            <text:p>add x z</text:p>
          </table:table-cell>
          <table:table-cell table:style-name="ce3" table:formula="of:=[.B201]" office:value-type="string" office:string-value="add x z" calcext:value-type="string">
            <text:p>add x z</text:p>
          </table:table-cell>
          <table:table-cell table:style-name="ce3" table:formula="of:=[.B219]" office:value-type="string" office:string-value="add x z" calcext:value-type="string">
            <text:p>add x z</text:p>
          </table:table-cell>
          <table:table-cell table:style-name="ce3" table:formula="of:=[.B237]" office:value-type="string" office:string-value="add x z" calcext:value-type="string">
            <text:p>add x z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2"/>
          <table:table-cell table:style-name="ce3" table:formula="of:=[.B4]" office:value-type="string" office:string-value="mod x 26" calcext:value-type="string">
            <text:p>mod x 26</text:p>
          </table:table-cell>
          <table:table-cell table:style-name="ce3" table:formula="of:=[.B22]" office:value-type="string" office:string-value="mod x 26" calcext:value-type="string">
            <text:p>mod x 26</text:p>
          </table:table-cell>
          <table:table-cell table:style-name="ce3" table:formula="of:=[.B40]" office:value-type="string" office:string-value="mod x 26" calcext:value-type="string">
            <text:p>mod x 26</text:p>
          </table:table-cell>
          <table:table-cell table:style-name="ce3" table:formula="of:=[.B58]" office:value-type="string" office:string-value="mod x 26" calcext:value-type="string">
            <text:p>mod x 26</text:p>
          </table:table-cell>
          <table:table-cell table:style-name="ce3" table:formula="of:=[.B76]" office:value-type="string" office:string-value="mod x 26" calcext:value-type="string">
            <text:p>mod x 26</text:p>
          </table:table-cell>
          <table:table-cell table:style-name="ce3" table:formula="of:=[.B94]" office:value-type="string" office:string-value="mod x 26" calcext:value-type="string">
            <text:p>mod x 26</text:p>
          </table:table-cell>
          <table:table-cell table:style-name="ce3" table:formula="of:=[.B112]" office:value-type="string" office:string-value="mod x 26" calcext:value-type="string">
            <text:p>mod x 26</text:p>
          </table:table-cell>
          <table:table-cell table:style-name="ce3" table:formula="of:=[.B130]" office:value-type="string" office:string-value="mod x 26" calcext:value-type="string">
            <text:p>mod x 26</text:p>
          </table:table-cell>
          <table:table-cell table:style-name="ce3" table:formula="of:=[.B148]" office:value-type="string" office:string-value="mod x 26" calcext:value-type="string">
            <text:p>mod x 26</text:p>
          </table:table-cell>
          <table:table-cell table:style-name="ce3" table:formula="of:=[.B166]" office:value-type="string" office:string-value="mod x 26" calcext:value-type="string">
            <text:p>mod x 26</text:p>
          </table:table-cell>
          <table:table-cell table:style-name="ce3" table:formula="of:=[.B184]" office:value-type="string" office:string-value="mod x 26" calcext:value-type="string">
            <text:p>mod x 26</text:p>
          </table:table-cell>
          <table:table-cell table:style-name="ce3" table:formula="of:=[.B202]" office:value-type="string" office:string-value="mod x 26" calcext:value-type="string">
            <text:p>mod x 26</text:p>
          </table:table-cell>
          <table:table-cell table:style-name="ce3" table:formula="of:=[.B220]" office:value-type="string" office:string-value="mod x 26" calcext:value-type="string">
            <text:p>mod x 26</text:p>
          </table:table-cell>
          <table:table-cell table:style-name="ce3" table:formula="of:=[.B238]" office:value-type="string" office:string-value="mod x 26" calcext:value-type="string">
            <text:p>mod x 26</text:p>
          </table:table-cell>
          <table:table-cell office:value-type="string" calcext:value-type="string">
            <text:p>v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2"/>
          <table:table-cell table:formula="of:=[.B5]" office:value-type="string" office:string-value="div z 1" calcext:value-type="string">
            <text:p>div z 1</text:p>
          </table:table-cell>
          <table:table-cell table:formula="of:=[.B23]" office:value-type="string" office:string-value="div z 1" calcext:value-type="string">
            <text:p>div z 1</text:p>
          </table:table-cell>
          <table:table-cell table:formula="of:=[.B41]" office:value-type="string" office:string-value="div z 1" calcext:value-type="string">
            <text:p>div z 1</text:p>
          </table:table-cell>
          <table:table-cell table:formula="of:=[.B59]" office:value-type="string" office:string-value="div z 1" calcext:value-type="string">
            <text:p>div z 1</text:p>
          </table:table-cell>
          <table:table-cell table:formula="of:=[.B77]" office:value-type="string" office:string-value="div z 26" calcext:value-type="string">
            <text:p>div z 26</text:p>
          </table:table-cell>
          <table:table-cell table:formula="of:=[.B95]" office:value-type="string" office:string-value="div z 26" calcext:value-type="string">
            <text:p>div z 26</text:p>
          </table:table-cell>
          <table:table-cell table:formula="of:=[.B113]" office:value-type="string" office:string-value="div z 1" calcext:value-type="string">
            <text:p>div z 1</text:p>
          </table:table-cell>
          <table:table-cell table:formula="of:=[.B131]" office:value-type="string" office:string-value="div z 1" calcext:value-type="string">
            <text:p>div z 1</text:p>
          </table:table-cell>
          <table:table-cell table:formula="of:=[.B149]" office:value-type="string" office:string-value="div z 26" calcext:value-type="string">
            <text:p>div z 26</text:p>
          </table:table-cell>
          <table:table-cell table:formula="of:=[.B167]" office:value-type="string" office:string-value="div z 26" calcext:value-type="string">
            <text:p>div z 26</text:p>
          </table:table-cell>
          <table:table-cell table:formula="of:=[.B185]" office:value-type="string" office:string-value="div z 1" calcext:value-type="string">
            <text:p>div z 1</text:p>
          </table:table-cell>
          <table:table-cell table:formula="of:=[.B203]" office:value-type="string" office:string-value="div z 26" calcext:value-type="string">
            <text:p>div z 26</text:p>
          </table:table-cell>
          <table:table-cell table:formula="of:=[.B221]" office:value-type="string" office:string-value="div z 26" calcext:value-type="string">
            <text:p>div z 26</text:p>
          </table:table-cell>
          <table:table-cell table:formula="of:=[.B239]" office:value-type="string" office:string-value="div z 26" calcext:value-type="string">
            <text:p>div z 26</text:p>
          </table:table-cell>
          <table:table-cell office:value-type="string" calcext:value-type="string">
            <text:p>Z /= 26 or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x 13</text:p>
          </table:table-cell>
          <table:table-cell table:number-columns-repeated="2"/>
          <table:table-cell table:formula="of:=[.B6]" office:value-type="string" office:string-value="add x 13" calcext:value-type="string">
            <text:p>add x 13</text:p>
          </table:table-cell>
          <table:table-cell table:formula="of:=[.B24]" office:value-type="string" office:string-value="add x 12" calcext:value-type="string">
            <text:p>add x 12</text:p>
          </table:table-cell>
          <table:table-cell table:formula="of:=[.B42]" office:value-type="string" office:string-value="add x 12" calcext:value-type="string">
            <text:p>add x 12</text:p>
          </table:table-cell>
          <table:table-cell table:formula="of:=[.B60]" office:value-type="string" office:string-value="add x 10" calcext:value-type="string">
            <text:p>add x 10</text:p>
          </table:table-cell>
          <table:table-cell table:formula="of:=[.B78]" office:value-type="string" office:string-value="add x -11" calcext:value-type="string">
            <text:p>add x -11</text:p>
          </table:table-cell>
          <table:table-cell table:formula="of:=[.B96]" office:value-type="string" office:string-value="add x -13" calcext:value-type="string">
            <text:p>add x -13</text:p>
          </table:table-cell>
          <table:table-cell table:formula="of:=[.B114]" office:value-type="string" office:string-value="add x 15" calcext:value-type="string">
            <text:p>add x 15</text:p>
          </table:table-cell>
          <table:table-cell table:formula="of:=[.B132]" office:value-type="string" office:string-value="add x 10" calcext:value-type="string">
            <text:p>add x 10</text:p>
          </table:table-cell>
          <table:table-cell table:formula="of:=[.B150]" office:value-type="string" office:string-value="add x -2" calcext:value-type="string">
            <text:p>add x -2</text:p>
          </table:table-cell>
          <table:table-cell table:formula="of:=[.B168]" office:value-type="string" office:string-value="add x -6" calcext:value-type="string">
            <text:p>add x -6</text:p>
          </table:table-cell>
          <table:table-cell table:formula="of:=[.B186]" office:value-type="string" office:string-value="add x 14" calcext:value-type="string">
            <text:p>add x 14</text:p>
          </table:table-cell>
          <table:table-cell table:formula="of:=[.B204]" office:value-type="string" office:string-value="add x 0" calcext:value-type="string">
            <text:p>add x 0</text:p>
          </table:table-cell>
          <table:table-cell table:formula="of:=[.B222]" office:value-type="string" office:string-value="add x -15" calcext:value-type="string">
            <text:p>add x -15</text:p>
          </table:table-cell>
          <table:table-cell table:formula="of:=[.B240]" office:value-type="string" office:string-value="add x -4" calcext:value-type="string">
            <text:p>add x -4</text:p>
          </table:table-cell>
          <table:table-cell office:value-type="string" calcext:value-type="string">
            <text:p>X = (Z % 26) + 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ce2"/>
          <table:table-cell table:style-name="ce3" table:formula="of:=[.B7]" office:value-type="string" office:string-value="eql x w" calcext:value-type="string">
            <text:p>eql x w</text:p>
          </table:table-cell>
          <table:table-cell table:style-name="ce3" table:formula="of:=[.B25]" office:value-type="string" office:string-value="eql x w" calcext:value-type="string">
            <text:p>eql x w</text:p>
          </table:table-cell>
          <table:table-cell table:style-name="ce3" table:formula="of:=[.B43]" office:value-type="string" office:string-value="eql x w" calcext:value-type="string">
            <text:p>eql x w</text:p>
          </table:table-cell>
          <table:table-cell table:style-name="ce3" table:formula="of:=[.B61]" office:value-type="string" office:string-value="eql x w" calcext:value-type="string">
            <text:p>eql x w</text:p>
          </table:table-cell>
          <table:table-cell table:style-name="ce3" table:formula="of:=[.B79]" office:value-type="string" office:string-value="eql x w" calcext:value-type="string">
            <text:p>eql x w</text:p>
          </table:table-cell>
          <table:table-cell table:style-name="ce3" table:formula="of:=[.B97]" office:value-type="string" office:string-value="eql x w" calcext:value-type="string">
            <text:p>eql x w</text:p>
          </table:table-cell>
          <table:table-cell table:style-name="ce3" table:formula="of:=[.B115]" office:value-type="string" office:string-value="eql x w" calcext:value-type="string">
            <text:p>eql x w</text:p>
          </table:table-cell>
          <table:table-cell table:style-name="ce3" table:formula="of:=[.B133]" office:value-type="string" office:string-value="eql x w" calcext:value-type="string">
            <text:p>eql x w</text:p>
          </table:table-cell>
          <table:table-cell table:style-name="ce3" table:formula="of:=[.B151]" office:value-type="string" office:string-value="eql x w" calcext:value-type="string">
            <text:p>eql x w</text:p>
          </table:table-cell>
          <table:table-cell table:style-name="ce3" table:formula="of:=[.B169]" office:value-type="string" office:string-value="eql x w" calcext:value-type="string">
            <text:p>eql x w</text:p>
          </table:table-cell>
          <table:table-cell table:style-name="ce3" table:formula="of:=[.B187]" office:value-type="string" office:string-value="eql x w" calcext:value-type="string">
            <text:p>eql x w</text:p>
          </table:table-cell>
          <table:table-cell table:style-name="ce3" table:formula="of:=[.B205]" office:value-type="string" office:string-value="eql x w" calcext:value-type="string">
            <text:p>eql x w</text:p>
          </table:table-cell>
          <table:table-cell table:style-name="ce3" table:formula="of:=[.B223]" office:value-type="string" office:string-value="eql x w" calcext:value-type="string">
            <text:p>eql x w</text:p>
          </table:table-cell>
          <table:table-cell table:style-name="ce3" table:formula="of:=[.B241]" office:value-type="string" office:string-value="eql x w" calcext:value-type="string">
            <text:p>eql x w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2"/>
          <table:table-cell table:style-name="ce3" table:formula="of:=[.B8]" office:value-type="string" office:string-value="eql x 0" calcext:value-type="string">
            <text:p>eql x 0</text:p>
          </table:table-cell>
          <table:table-cell table:style-name="ce3" table:formula="of:=[.B26]" office:value-type="string" office:string-value="eql x 0" calcext:value-type="string">
            <text:p>eql x 0</text:p>
          </table:table-cell>
          <table:table-cell table:style-name="ce3" table:formula="of:=[.B44]" office:value-type="string" office:string-value="eql x 0" calcext:value-type="string">
            <text:p>eql x 0</text:p>
          </table:table-cell>
          <table:table-cell table:style-name="ce3" table:formula="of:=[.B62]" office:value-type="string" office:string-value="eql x 0" calcext:value-type="string">
            <text:p>eql x 0</text:p>
          </table:table-cell>
          <table:table-cell table:style-name="ce3" table:formula="of:=[.B80]" office:value-type="string" office:string-value="eql x 0" calcext:value-type="string">
            <text:p>eql x 0</text:p>
          </table:table-cell>
          <table:table-cell table:style-name="ce3" table:formula="of:=[.B98]" office:value-type="string" office:string-value="eql x 0" calcext:value-type="string">
            <text:p>eql x 0</text:p>
          </table:table-cell>
          <table:table-cell table:style-name="ce3" table:formula="of:=[.B116]" office:value-type="string" office:string-value="eql x 0" calcext:value-type="string">
            <text:p>eql x 0</text:p>
          </table:table-cell>
          <table:table-cell table:style-name="ce3" table:formula="of:=[.B134]" office:value-type="string" office:string-value="eql x 0" calcext:value-type="string">
            <text:p>eql x 0</text:p>
          </table:table-cell>
          <table:table-cell table:style-name="ce3" table:formula="of:=[.B152]" office:value-type="string" office:string-value="eql x 0" calcext:value-type="string">
            <text:p>eql x 0</text:p>
          </table:table-cell>
          <table:table-cell table:style-name="ce3" table:formula="of:=[.B170]" office:value-type="string" office:string-value="eql x 0" calcext:value-type="string">
            <text:p>eql x 0</text:p>
          </table:table-cell>
          <table:table-cell table:style-name="ce3" table:formula="of:=[.B188]" office:value-type="string" office:string-value="eql x 0" calcext:value-type="string">
            <text:p>eql x 0</text:p>
          </table:table-cell>
          <table:table-cell table:style-name="ce3" table:formula="of:=[.B206]" office:value-type="string" office:string-value="eql x 0" calcext:value-type="string">
            <text:p>eql x 0</text:p>
          </table:table-cell>
          <table:table-cell table:style-name="ce3" table:formula="of:=[.B224]" office:value-type="string" office:string-value="eql x 0" calcext:value-type="string">
            <text:p>eql x 0</text:p>
          </table:table-cell>
          <table:table-cell table:style-name="ce3" table:formula="of:=[.B242]" office:value-type="string" office:string-value="eql x 0" calcext:value-type="string">
            <text:p>eql x 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/>
          <table:table-cell table:style-name="ce2"/>
          <table:table-cell table:style-name="ce3" table:formula="of:=[.B9]" office:value-type="string" office:string-value="mul y 0" calcext:value-type="string">
            <text:p>mul y 0</text:p>
          </table:table-cell>
          <table:table-cell table:style-name="ce3" table:formula="of:=[.B27]" office:value-type="string" office:string-value="mul y 0" calcext:value-type="string">
            <text:p>mul y 0</text:p>
          </table:table-cell>
          <table:table-cell table:style-name="ce3" table:formula="of:=[.B45]" office:value-type="string" office:string-value="mul y 0" calcext:value-type="string">
            <text:p>mul y 0</text:p>
          </table:table-cell>
          <table:table-cell table:style-name="ce3" table:formula="of:=[.B63]" office:value-type="string" office:string-value="mul y 0" calcext:value-type="string">
            <text:p>mul y 0</text:p>
          </table:table-cell>
          <table:table-cell table:style-name="ce3" table:formula="of:=[.B81]" office:value-type="string" office:string-value="mul y 0" calcext:value-type="string">
            <text:p>mul y 0</text:p>
          </table:table-cell>
          <table:table-cell table:style-name="ce3" table:formula="of:=[.B99]" office:value-type="string" office:string-value="mul y 0" calcext:value-type="string">
            <text:p>mul y 0</text:p>
          </table:table-cell>
          <table:table-cell table:style-name="ce3" table:formula="of:=[.B117]" office:value-type="string" office:string-value="mul y 0" calcext:value-type="string">
            <text:p>mul y 0</text:p>
          </table:table-cell>
          <table:table-cell table:style-name="ce3" table:formula="of:=[.B135]" office:value-type="string" office:string-value="mul y 0" calcext:value-type="string">
            <text:p>mul y 0</text:p>
          </table:table-cell>
          <table:table-cell table:style-name="ce3" table:formula="of:=[.B153]" office:value-type="string" office:string-value="mul y 0" calcext:value-type="string">
            <text:p>mul y 0</text:p>
          </table:table-cell>
          <table:table-cell table:style-name="ce3" table:formula="of:=[.B171]" office:value-type="string" office:string-value="mul y 0" calcext:value-type="string">
            <text:p>mul y 0</text:p>
          </table:table-cell>
          <table:table-cell table:style-name="ce3" table:formula="of:=[.B189]" office:value-type="string" office:string-value="mul y 0" calcext:value-type="string">
            <text:p>mul y 0</text:p>
          </table:table-cell>
          <table:table-cell table:style-name="ce3" table:formula="of:=[.B207]" office:value-type="string" office:string-value="mul y 0" calcext:value-type="string">
            <text:p>mul y 0</text:p>
          </table:table-cell>
          <table:table-cell table:style-name="ce3" table:formula="of:=[.B225]" office:value-type="string" office:string-value="mul y 0" calcext:value-type="string">
            <text:p>mul y 0</text:p>
          </table:table-cell>
          <table:table-cell table:style-name="ce3" table:formula="of:=[.B243]" office:value-type="string" office:string-value="mul y 0" calcext:value-type="string">
            <text:p>mul y 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2"/>
          <table:table-cell table:style-name="ce3" table:formula="of:=[.B10]" office:value-type="string" office:string-value="add y 25" calcext:value-type="string">
            <text:p>add y 25</text:p>
          </table:table-cell>
          <table:table-cell table:style-name="ce3" table:formula="of:=[.B28]" office:value-type="string" office:string-value="add y 25" calcext:value-type="string">
            <text:p>add y 25</text:p>
          </table:table-cell>
          <table:table-cell table:style-name="ce3" table:formula="of:=[.B46]" office:value-type="string" office:string-value="add y 25" calcext:value-type="string">
            <text:p>add y 25</text:p>
          </table:table-cell>
          <table:table-cell table:style-name="ce3" table:formula="of:=[.B64]" office:value-type="string" office:string-value="add y 25" calcext:value-type="string">
            <text:p>add y 25</text:p>
          </table:table-cell>
          <table:table-cell table:style-name="ce3" table:formula="of:=[.B82]" office:value-type="string" office:string-value="add y 25" calcext:value-type="string">
            <text:p>add y 25</text:p>
          </table:table-cell>
          <table:table-cell table:style-name="ce3" table:formula="of:=[.B100]" office:value-type="string" office:string-value="add y 25" calcext:value-type="string">
            <text:p>add y 25</text:p>
          </table:table-cell>
          <table:table-cell table:style-name="ce3" table:formula="of:=[.B118]" office:value-type="string" office:string-value="add y 25" calcext:value-type="string">
            <text:p>add y 25</text:p>
          </table:table-cell>
          <table:table-cell table:style-name="ce3" table:formula="of:=[.B136]" office:value-type="string" office:string-value="add y 25" calcext:value-type="string">
            <text:p>add y 25</text:p>
          </table:table-cell>
          <table:table-cell table:style-name="ce3" table:formula="of:=[.B154]" office:value-type="string" office:string-value="add y 25" calcext:value-type="string">
            <text:p>add y 25</text:p>
          </table:table-cell>
          <table:table-cell table:style-name="ce3" table:formula="of:=[.B172]" office:value-type="string" office:string-value="add y 25" calcext:value-type="string">
            <text:p>add y 25</text:p>
          </table:table-cell>
          <table:table-cell table:style-name="ce3" table:formula="of:=[.B190]" office:value-type="string" office:string-value="add y 25" calcext:value-type="string">
            <text:p>add y 25</text:p>
          </table:table-cell>
          <table:table-cell table:style-name="ce3" table:formula="of:=[.B208]" office:value-type="string" office:string-value="add y 25" calcext:value-type="string">
            <text:p>add y 25</text:p>
          </table:table-cell>
          <table:table-cell table:style-name="ce3" table:formula="of:=[.B226]" office:value-type="string" office:string-value="add y 25" calcext:value-type="string">
            <text:p>add y 25</text:p>
          </table:table-cell>
          <table:table-cell table:style-name="ce3" table:formula="of:=[.B244]" office:value-type="string" office:string-value="add y 25" calcext:value-type="string">
            <text:p>add y 2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2"/>
          <table:table-cell table:style-name="ce3" table:formula="of:=[.B11]" office:value-type="string" office:string-value="mul y x" calcext:value-type="string">
            <text:p>mul y x</text:p>
          </table:table-cell>
          <table:table-cell table:style-name="ce3" table:formula="of:=[.B29]" office:value-type="string" office:string-value="mul y x" calcext:value-type="string">
            <text:p>mul y x</text:p>
          </table:table-cell>
          <table:table-cell table:style-name="ce3" table:formula="of:=[.B47]" office:value-type="string" office:string-value="mul y x" calcext:value-type="string">
            <text:p>mul y x</text:p>
          </table:table-cell>
          <table:table-cell table:style-name="ce3" table:formula="of:=[.B65]" office:value-type="string" office:string-value="mul y x" calcext:value-type="string">
            <text:p>mul y x</text:p>
          </table:table-cell>
          <table:table-cell table:style-name="ce3" table:formula="of:=[.B83]" office:value-type="string" office:string-value="mul y x" calcext:value-type="string">
            <text:p>mul y x</text:p>
          </table:table-cell>
          <table:table-cell table:style-name="ce3" table:formula="of:=[.B101]" office:value-type="string" office:string-value="mul y x" calcext:value-type="string">
            <text:p>mul y x</text:p>
          </table:table-cell>
          <table:table-cell table:style-name="ce3" table:formula="of:=[.B119]" office:value-type="string" office:string-value="mul y x" calcext:value-type="string">
            <text:p>mul y x</text:p>
          </table:table-cell>
          <table:table-cell table:style-name="ce3" table:formula="of:=[.B137]" office:value-type="string" office:string-value="mul y x" calcext:value-type="string">
            <text:p>mul y x</text:p>
          </table:table-cell>
          <table:table-cell table:style-name="ce3" table:formula="of:=[.B155]" office:value-type="string" office:string-value="mul y x" calcext:value-type="string">
            <text:p>mul y x</text:p>
          </table:table-cell>
          <table:table-cell table:style-name="ce3" table:formula="of:=[.B173]" office:value-type="string" office:string-value="mul y x" calcext:value-type="string">
            <text:p>mul y x</text:p>
          </table:table-cell>
          <table:table-cell table:style-name="ce3" table:formula="of:=[.B191]" office:value-type="string" office:string-value="mul y x" calcext:value-type="string">
            <text:p>mul y x</text:p>
          </table:table-cell>
          <table:table-cell table:style-name="ce3" table:formula="of:=[.B209]" office:value-type="string" office:string-value="mul y x" calcext:value-type="string">
            <text:p>mul y x</text:p>
          </table:table-cell>
          <table:table-cell table:style-name="ce3" table:formula="of:=[.B227]" office:value-type="string" office:string-value="mul y x" calcext:value-type="string">
            <text:p>mul y x</text:p>
          </table:table-cell>
          <table:table-cell table:style-name="ce3" table:formula="of:=[.B245]" office:value-type="string" office:string-value="mul y x" calcext:value-type="string">
            <text:p>mul y x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2"/>
          <table:table-cell table:style-name="ce3" table:formula="of:=[.B12]" office:value-type="string" office:string-value="add y 1" calcext:value-type="string">
            <text:p>add y 1</text:p>
          </table:table-cell>
          <table:table-cell table:style-name="ce3" table:formula="of:=[.B30]" office:value-type="string" office:string-value="add y 1" calcext:value-type="string">
            <text:p>add y 1</text:p>
          </table:table-cell>
          <table:table-cell table:style-name="ce3" table:formula="of:=[.B48]" office:value-type="string" office:string-value="add y 1" calcext:value-type="string">
            <text:p>add y 1</text:p>
          </table:table-cell>
          <table:table-cell table:style-name="ce3" table:formula="of:=[.B66]" office:value-type="string" office:string-value="add y 1" calcext:value-type="string">
            <text:p>add y 1</text:p>
          </table:table-cell>
          <table:table-cell table:style-name="ce3" table:formula="of:=[.B84]" office:value-type="string" office:string-value="add y 1" calcext:value-type="string">
            <text:p>add y 1</text:p>
          </table:table-cell>
          <table:table-cell table:style-name="ce3" table:formula="of:=[.B102]" office:value-type="string" office:string-value="add y 1" calcext:value-type="string">
            <text:p>add y 1</text:p>
          </table:table-cell>
          <table:table-cell table:style-name="ce3" table:formula="of:=[.B120]" office:value-type="string" office:string-value="add y 1" calcext:value-type="string">
            <text:p>add y 1</text:p>
          </table:table-cell>
          <table:table-cell table:style-name="ce3" table:formula="of:=[.B138]" office:value-type="string" office:string-value="add y 1" calcext:value-type="string">
            <text:p>add y 1</text:p>
          </table:table-cell>
          <table:table-cell table:style-name="ce3" table:formula="of:=[.B156]" office:value-type="string" office:string-value="add y 1" calcext:value-type="string">
            <text:p>add y 1</text:p>
          </table:table-cell>
          <table:table-cell table:style-name="ce3" table:formula="of:=[.B174]" office:value-type="string" office:string-value="add y 1" calcext:value-type="string">
            <text:p>add y 1</text:p>
          </table:table-cell>
          <table:table-cell table:style-name="ce3" table:formula="of:=[.B192]" office:value-type="string" office:string-value="add y 1" calcext:value-type="string">
            <text:p>add y 1</text:p>
          </table:table-cell>
          <table:table-cell table:style-name="ce3" table:formula="of:=[.B210]" office:value-type="string" office:string-value="add y 1" calcext:value-type="string">
            <text:p>add y 1</text:p>
          </table:table-cell>
          <table:table-cell table:style-name="ce3" table:formula="of:=[.B228]" office:value-type="string" office:string-value="add y 1" calcext:value-type="string">
            <text:p>add y 1</text:p>
          </table:table-cell>
          <table:table-cell table:style-name="ce3" table:formula="of:=[.B246]" office:value-type="string" office:string-value="add y 1" calcext:value-type="string">
            <text:p>add y 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2"/>
          <table:table-cell table:style-name="ce3" table:formula="of:=[.B13]" office:value-type="string" office:string-value="mul z y" calcext:value-type="string">
            <text:p>mul z y</text:p>
          </table:table-cell>
          <table:table-cell table:style-name="ce3" table:formula="of:=[.B31]" office:value-type="string" office:string-value="mul z y" calcext:value-type="string">
            <text:p>mul z y</text:p>
          </table:table-cell>
          <table:table-cell table:style-name="ce3" table:formula="of:=[.B49]" office:value-type="string" office:string-value="mul z y" calcext:value-type="string">
            <text:p>mul z y</text:p>
          </table:table-cell>
          <table:table-cell table:style-name="ce3" table:formula="of:=[.B67]" office:value-type="string" office:string-value="mul z y" calcext:value-type="string">
            <text:p>mul z y</text:p>
          </table:table-cell>
          <table:table-cell table:style-name="ce3" table:formula="of:=[.B85]" office:value-type="string" office:string-value="mul z y" calcext:value-type="string">
            <text:p>mul z y</text:p>
          </table:table-cell>
          <table:table-cell table:style-name="ce3" table:formula="of:=[.B103]" office:value-type="string" office:string-value="mul z y" calcext:value-type="string">
            <text:p>mul z y</text:p>
          </table:table-cell>
          <table:table-cell table:style-name="ce3" table:formula="of:=[.B121]" office:value-type="string" office:string-value="mul z y" calcext:value-type="string">
            <text:p>mul z y</text:p>
          </table:table-cell>
          <table:table-cell table:style-name="ce3" table:formula="of:=[.B139]" office:value-type="string" office:string-value="mul z y" calcext:value-type="string">
            <text:p>mul z y</text:p>
          </table:table-cell>
          <table:table-cell table:style-name="ce3" table:formula="of:=[.B157]" office:value-type="string" office:string-value="mul z y" calcext:value-type="string">
            <text:p>mul z y</text:p>
          </table:table-cell>
          <table:table-cell table:style-name="ce3" table:formula="of:=[.B175]" office:value-type="string" office:string-value="mul z y" calcext:value-type="string">
            <text:p>mul z y</text:p>
          </table:table-cell>
          <table:table-cell table:style-name="ce3" table:formula="of:=[.B193]" office:value-type="string" office:string-value="mul z y" calcext:value-type="string">
            <text:p>mul z y</text:p>
          </table:table-cell>
          <table:table-cell table:style-name="ce3" table:formula="of:=[.B211]" office:value-type="string" office:string-value="mul z y" calcext:value-type="string">
            <text:p>mul z y</text:p>
          </table:table-cell>
          <table:table-cell table:style-name="ce3" table:formula="of:=[.B229]" office:value-type="string" office:string-value="mul z y" calcext:value-type="string">
            <text:p>mul z y</text:p>
          </table:table-cell>
          <table:table-cell table:style-name="ce3" table:formula="of:=[.B247]" office:value-type="string" office:string-value="mul z y" calcext:value-type="string">
            <text:p>mul z y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2"/>
          <table:table-cell table:style-name="ce3" table:formula="of:=[.B14]" office:value-type="string" office:string-value="mul y 0" calcext:value-type="string">
            <text:p>mul y 0</text:p>
          </table:table-cell>
          <table:table-cell table:style-name="ce3" table:formula="of:=[.B32]" office:value-type="string" office:string-value="mul y 0" calcext:value-type="string">
            <text:p>mul y 0</text:p>
          </table:table-cell>
          <table:table-cell table:style-name="ce3" table:formula="of:=[.B50]" office:value-type="string" office:string-value="mul y 0" calcext:value-type="string">
            <text:p>mul y 0</text:p>
          </table:table-cell>
          <table:table-cell table:style-name="ce3" table:formula="of:=[.B68]" office:value-type="string" office:string-value="mul y 0" calcext:value-type="string">
            <text:p>mul y 0</text:p>
          </table:table-cell>
          <table:table-cell table:style-name="ce3" table:formula="of:=[.B86]" office:value-type="string" office:string-value="mul y 0" calcext:value-type="string">
            <text:p>mul y 0</text:p>
          </table:table-cell>
          <table:table-cell table:style-name="ce3" table:formula="of:=[.B104]" office:value-type="string" office:string-value="mul y 0" calcext:value-type="string">
            <text:p>mul y 0</text:p>
          </table:table-cell>
          <table:table-cell table:style-name="ce3" table:formula="of:=[.B122]" office:value-type="string" office:string-value="mul y 0" calcext:value-type="string">
            <text:p>mul y 0</text:p>
          </table:table-cell>
          <table:table-cell table:style-name="ce3" table:formula="of:=[.B140]" office:value-type="string" office:string-value="mul y 0" calcext:value-type="string">
            <text:p>mul y 0</text:p>
          </table:table-cell>
          <table:table-cell table:style-name="ce3" table:formula="of:=[.B158]" office:value-type="string" office:string-value="mul y 0" calcext:value-type="string">
            <text:p>mul y 0</text:p>
          </table:table-cell>
          <table:table-cell table:style-name="ce3" table:formula="of:=[.B176]" office:value-type="string" office:string-value="mul y 0" calcext:value-type="string">
            <text:p>mul y 0</text:p>
          </table:table-cell>
          <table:table-cell table:style-name="ce3" table:formula="of:=[.B194]" office:value-type="string" office:string-value="mul y 0" calcext:value-type="string">
            <text:p>mul y 0</text:p>
          </table:table-cell>
          <table:table-cell table:style-name="ce3" table:formula="of:=[.B212]" office:value-type="string" office:string-value="mul y 0" calcext:value-type="string">
            <text:p>mul y 0</text:p>
          </table:table-cell>
          <table:table-cell table:style-name="ce3" table:formula="of:=[.B230]" office:value-type="string" office:string-value="mul y 0" calcext:value-type="string">
            <text:p>mul y 0</text:p>
          </table:table-cell>
          <table:table-cell table:style-name="ce3" table:formula="of:=[.B248]" office:value-type="string" office:string-value="mul y 0" calcext:value-type="string">
            <text:p>mul y 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2"/>
          <table:table-cell table:style-name="ce3" table:formula="of:=[.B15]" office:value-type="string" office:string-value="add y w" calcext:value-type="string">
            <text:p>add y w</text:p>
          </table:table-cell>
          <table:table-cell table:style-name="ce3" table:formula="of:=[.B33]" office:value-type="string" office:string-value="add y w" calcext:value-type="string">
            <text:p>add y w</text:p>
          </table:table-cell>
          <table:table-cell table:style-name="ce3" table:formula="of:=[.B51]" office:value-type="string" office:string-value="add y w" calcext:value-type="string">
            <text:p>add y w</text:p>
          </table:table-cell>
          <table:table-cell table:style-name="ce3" table:formula="of:=[.B69]" office:value-type="string" office:string-value="add y w" calcext:value-type="string">
            <text:p>add y w</text:p>
          </table:table-cell>
          <table:table-cell table:style-name="ce3" table:formula="of:=[.B87]" office:value-type="string" office:string-value="add y w" calcext:value-type="string">
            <text:p>add y w</text:p>
          </table:table-cell>
          <table:table-cell table:style-name="ce3" table:formula="of:=[.B105]" office:value-type="string" office:string-value="add y w" calcext:value-type="string">
            <text:p>add y w</text:p>
          </table:table-cell>
          <table:table-cell table:style-name="ce3" table:formula="of:=[.B123]" office:value-type="string" office:string-value="add y w" calcext:value-type="string">
            <text:p>add y w</text:p>
          </table:table-cell>
          <table:table-cell table:style-name="ce3" table:formula="of:=[.B141]" office:value-type="string" office:string-value="add y w" calcext:value-type="string">
            <text:p>add y w</text:p>
          </table:table-cell>
          <table:table-cell table:style-name="ce3" table:formula="of:=[.B159]" office:value-type="string" office:string-value="add y w" calcext:value-type="string">
            <text:p>add y w</text:p>
          </table:table-cell>
          <table:table-cell table:style-name="ce3" table:formula="of:=[.B177]" office:value-type="string" office:string-value="add y w" calcext:value-type="string">
            <text:p>add y w</text:p>
          </table:table-cell>
          <table:table-cell table:style-name="ce3" table:formula="of:=[.B195]" office:value-type="string" office:string-value="add y w" calcext:value-type="string">
            <text:p>add y w</text:p>
          </table:table-cell>
          <table:table-cell table:style-name="ce3" table:formula="of:=[.B213]" office:value-type="string" office:string-value="add y w" calcext:value-type="string">
            <text:p>add y w</text:p>
          </table:table-cell>
          <table:table-cell table:style-name="ce3" table:formula="of:=[.B231]" office:value-type="string" office:string-value="add y w" calcext:value-type="string">
            <text:p>add y w</text:p>
          </table:table-cell>
          <table:table-cell table:style-name="ce3" table:formula="of:=[.B249]" office:value-type="string" office:string-value="add y w" calcext:value-type="string">
            <text:p>add y w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8</text:p>
          </table:table-cell>
          <table:table-cell table:number-columns-repeated="2"/>
          <table:table-cell table:formula="of:=[.B16]" office:value-type="string" office:string-value="add y 8" calcext:value-type="string">
            <text:p>add y 8</text:p>
          </table:table-cell>
          <table:table-cell table:formula="of:=[.B34]" office:value-type="string" office:string-value="add y 13" calcext:value-type="string">
            <text:p>add y 13</text:p>
          </table:table-cell>
          <table:table-cell table:formula="of:=[.B52]" office:value-type="string" office:string-value="add y 8" calcext:value-type="string">
            <text:p>add y 8</text:p>
          </table:table-cell>
          <table:table-cell table:formula="of:=[.B70]" office:value-type="string" office:string-value="add y 10" calcext:value-type="string">
            <text:p>add y 10</text:p>
          </table:table-cell>
          <table:table-cell table:formula="of:=[.B88]" office:value-type="string" office:string-value="add y 12" calcext:value-type="string">
            <text:p>add y 12</text:p>
          </table:table-cell>
          <table:table-cell table:formula="of:=[.B106]" office:value-type="string" office:string-value="add y 1" calcext:value-type="string">
            <text:p>add y 1</text:p>
          </table:table-cell>
          <table:table-cell table:formula="of:=[.B124]" office:value-type="string" office:string-value="add y 13" calcext:value-type="string">
            <text:p>add y 13</text:p>
          </table:table-cell>
          <table:table-cell table:formula="of:=[.B142]" office:value-type="string" office:string-value="add y 5" calcext:value-type="string">
            <text:p>add y 5</text:p>
          </table:table-cell>
          <table:table-cell table:formula="of:=[.B160]" office:value-type="string" office:string-value="add y 10" calcext:value-type="string">
            <text:p>add y 10</text:p>
          </table:table-cell>
          <table:table-cell table:formula="of:=[.B178]" office:value-type="string" office:string-value="add y 3" calcext:value-type="string">
            <text:p>add y 3</text:p>
          </table:table-cell>
          <table:table-cell table:formula="of:=[.B196]" office:value-type="string" office:string-value="add y 2" calcext:value-type="string">
            <text:p>add y 2</text:p>
          </table:table-cell>
          <table:table-cell table:formula="of:=[.B214]" office:value-type="string" office:string-value="add y 2" calcext:value-type="string">
            <text:p>add y 2</text:p>
          </table:table-cell>
          <table:table-cell table:formula="of:=[.B232]" office:value-type="string" office:string-value="add y 12" calcext:value-type="string">
            <text:p>add y 12</text:p>
          </table:table-cell>
          <table:table-cell table:formula="of:=[.B250]" office:value-type="string" office:string-value="add y 7" calcext:value-type="string">
            <text:p>add y 7</text:p>
          </table:table-cell>
          <table:table-cell office:value-type="string" calcext:value-type="string">
            <text:p>Y = INPUT + 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2"/>
          <table:table-cell table:style-name="ce3" table:formula="of:=[.B17]" office:value-type="string" office:string-value="mul y x" calcext:value-type="string">
            <text:p>mul y x</text:p>
          </table:table-cell>
          <table:table-cell table:style-name="ce3" table:formula="of:=[.B35]" office:value-type="string" office:string-value="mul y x" calcext:value-type="string">
            <text:p>mul y x</text:p>
          </table:table-cell>
          <table:table-cell table:style-name="ce3" table:formula="of:=[.B53]" office:value-type="string" office:string-value="mul y x" calcext:value-type="string">
            <text:p>mul y x</text:p>
          </table:table-cell>
          <table:table-cell table:style-name="ce3" table:formula="of:=[.B71]" office:value-type="string" office:string-value="mul y x" calcext:value-type="string">
            <text:p>mul y x</text:p>
          </table:table-cell>
          <table:table-cell table:style-name="ce3" table:formula="of:=[.B89]" office:value-type="string" office:string-value="mul y x" calcext:value-type="string">
            <text:p>mul y x</text:p>
          </table:table-cell>
          <table:table-cell table:style-name="ce3" table:formula="of:=[.B107]" office:value-type="string" office:string-value="mul y x" calcext:value-type="string">
            <text:p>mul y x</text:p>
          </table:table-cell>
          <table:table-cell table:style-name="ce3" table:formula="of:=[.B125]" office:value-type="string" office:string-value="mul y x" calcext:value-type="string">
            <text:p>mul y x</text:p>
          </table:table-cell>
          <table:table-cell table:style-name="ce3" table:formula="of:=[.B143]" office:value-type="string" office:string-value="mul y x" calcext:value-type="string">
            <text:p>mul y x</text:p>
          </table:table-cell>
          <table:table-cell table:style-name="ce3" table:formula="of:=[.B161]" office:value-type="string" office:string-value="mul y x" calcext:value-type="string">
            <text:p>mul y x</text:p>
          </table:table-cell>
          <table:table-cell table:style-name="ce3" table:formula="of:=[.B179]" office:value-type="string" office:string-value="mul y x" calcext:value-type="string">
            <text:p>mul y x</text:p>
          </table:table-cell>
          <table:table-cell table:style-name="ce3" table:formula="of:=[.B197]" office:value-type="string" office:string-value="mul y x" calcext:value-type="string">
            <text:p>mul y x</text:p>
          </table:table-cell>
          <table:table-cell table:style-name="ce3" table:formula="of:=[.B215]" office:value-type="string" office:string-value="mul y x" calcext:value-type="string">
            <text:p>mul y x</text:p>
          </table:table-cell>
          <table:table-cell table:style-name="ce3" table:formula="of:=[.B233]" office:value-type="string" office:string-value="mul y x" calcext:value-type="string">
            <text:p>mul y x</text:p>
          </table:table-cell>
          <table:table-cell table:style-name="ce3" table:formula="of:=[.B251]" office:value-type="string" office:string-value="mul y x" calcext:value-type="string">
            <text:p>mul y x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2"/>
          <table:table-cell table:style-name="ce3" table:formula="of:=[.B18]" office:value-type="string" office:string-value="add z y" calcext:value-type="string">
            <text:p>add z y</text:p>
          </table:table-cell>
          <table:table-cell table:style-name="ce3" table:formula="of:=[.B36]" office:value-type="string" office:string-value="add z y" calcext:value-type="string">
            <text:p>add z y</text:p>
          </table:table-cell>
          <table:table-cell table:style-name="ce3" table:formula="of:=[.B54]" office:value-type="string" office:string-value="add z y" calcext:value-type="string">
            <text:p>add z y</text:p>
          </table:table-cell>
          <table:table-cell table:style-name="ce3" table:formula="of:=[.B72]" office:value-type="string" office:string-value="add z y" calcext:value-type="string">
            <text:p>add z y</text:p>
          </table:table-cell>
          <table:table-cell table:style-name="ce3" table:formula="of:=[.B90]" office:value-type="string" office:string-value="add z y" calcext:value-type="string">
            <text:p>add z y</text:p>
          </table:table-cell>
          <table:table-cell table:style-name="ce3" table:formula="of:=[.B108]" office:value-type="string" office:string-value="add z y" calcext:value-type="string">
            <text:p>add z y</text:p>
          </table:table-cell>
          <table:table-cell table:style-name="ce3" table:formula="of:=[.B126]" office:value-type="string" office:string-value="add z y" calcext:value-type="string">
            <text:p>add z y</text:p>
          </table:table-cell>
          <table:table-cell table:style-name="ce3" table:formula="of:=[.B144]" office:value-type="string" office:string-value="add z y" calcext:value-type="string">
            <text:p>add z y</text:p>
          </table:table-cell>
          <table:table-cell table:style-name="ce3" table:formula="of:=[.B162]" office:value-type="string" office:string-value="add z y" calcext:value-type="string">
            <text:p>add z y</text:p>
          </table:table-cell>
          <table:table-cell table:style-name="ce3" table:formula="of:=[.B180]" office:value-type="string" office:string-value="add z y" calcext:value-type="string">
            <text:p>add z y</text:p>
          </table:table-cell>
          <table:table-cell table:style-name="ce3" table:formula="of:=[.B198]" office:value-type="string" office:string-value="add z y" calcext:value-type="string">
            <text:p>add z y</text:p>
          </table:table-cell>
          <table:table-cell table:style-name="ce3" table:formula="of:=[.B216]" office:value-type="string" office:string-value="add z y" calcext:value-type="string">
            <text:p>add z y</text:p>
          </table:table-cell>
          <table:table-cell table:style-name="ce3" table:formula="of:=[.B234]" office:value-type="string" office:string-value="add z y" calcext:value-type="string">
            <text:p>add z y</text:p>
          </table:table-cell>
          <table:table-cell table:style-name="ce3" table:formula="of:=[.B252]" office:value-type="string" office:string-value="add z y" calcext:value-type="string">
            <text:p>add z y</text:p>
          </table:table-cell>
          <table:table-cell office:value-type="string" calcext:value-type="string">
            <text:p>If X != INPUT then Z = Z * 26 + 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6" table:formula="of:=[.I23]" office:value-type="float" office:value="8" calcext:value-type="float">
            <text:p>8</text:p>
          </table:table-cell>
          <table:table-cell table:style-name="ce6" table:formula="of:=[.J23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[.M23]" office:value-type="float" office:value="9" calcext:value-type="float">
            <text:p>9</text:p>
          </table:table-cell>
          <table:table-cell table:style-name="ce6" table:formula="of:=[.N23]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[.P23]" office:value-type="float" office:value="9" calcext:value-type="float">
            <text:p>9</text:p>
          </table:table-cell>
          <table:table-cell table:style-name="ce6" table:formula="of:=[.Q23]" office:value-type="float" office:value="7" calcext:value-type="float">
            <text:p>7</text:p>
          </table:table-cell>
          <table:table-cell table:style-name="ce6" table:formula="of:=[.R23]" office:value-type="float" office:value="9" calcext:value-type="float">
            <text:p>9</text:p>
          </table:table-cell>
          <table:table-cell/>
          <table:table-cell office:value-type="string" calcext:value-type="string">
            <text:p>Answer &gt;&gt;&gt;</text:p>
          </table:table-cell>
          <table:table-cell table:formula="of:=COM.MICROSOFT.CONCAT([.E22:.R22])" office:value-type="string" office:string-value="59998426997979" calcext:value-type="string">
            <text:p>59998426997979</text:p>
          </table:table-cell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formula="of:=MOD([.E25];26) + 12" office:value-type="float" office:value="25" calcext:value-type="float">
            <text:p>25</text:p>
          </table:table-cell>
          <table:table-cell table:formula="of:=MOD([.F25];26) + 12" office:value-type="float" office:value="34" calcext:value-type="float">
            <text:p>34</text:p>
          </table:table-cell>
          <table:table-cell table:formula="of:=MOD([.G25];26) + 10" office:value-type="float" office:value="27" calcext:value-type="float">
            <text:p>27</text:p>
          </table:table-cell>
          <table:table-cell table:formula="of:=MOD([.H25];26) - 11" office:value-type="float" office:value="8" calcext:value-type="float">
            <text:p>8</text:p>
          </table:table-cell>
          <table:table-cell table:formula="of:=MOD([.I25];26) - 13" office:value-type="float" office:value="4" calcext:value-type="float">
            <text:p>4</text:p>
          </table:table-cell>
          <table:table-cell table:formula="of:=MOD([.J25];26) + 15" office:value-type="float" office:value="37" calcext:value-type="float">
            <text:p>37</text:p>
          </table:table-cell>
          <table:table-cell table:formula="of:=MOD([.K25];26) + 10" office:value-type="float" office:value="25" calcext:value-type="float">
            <text:p>25</text:p>
          </table:table-cell>
          <table:table-cell table:formula="of:=MOD([.L25];26) - 2" office:value-type="float" office:value="9" calcext:value-type="float">
            <text:p>9</text:p>
          </table:table-cell>
          <table:table-cell table:formula="of:=MOD([.M25];26) - 6" office:value-type="float" office:value="9" calcext:value-type="float">
            <text:p>9</text:p>
          </table:table-cell>
          <table:table-cell table:formula="of:=MOD([.N25];26) + 14" office:value-type="float" office:value="36" calcext:value-type="float">
            <text:p>36</text:p>
          </table:table-cell>
          <table:table-cell table:formula="of:=MOD([.O25];26) + 0" office:value-type="float" office:value="9" calcext:value-type="float">
            <text:p>9</text:p>
          </table:table-cell>
          <table:table-cell table:formula="of:=MOD([.P25];26) - 15" office:value-type="float" office:value="7" calcext:value-type="float">
            <text:p>7</text:p>
          </table:table-cell>
          <table:table-cell table:formula="of:=MOD([.Q25];26) - 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Y</text:p>
          </table:table-cell>
          <table:table-cell table:formula="of:=[.E22]+8" office:value-type="float" office:value="13" calcext:value-type="float">
            <text:p>13</text:p>
          </table:table-cell>
          <table:table-cell table:formula="of:=[.F22]+13" office:value-type="float" office:value="22" calcext:value-type="float">
            <text:p>22</text:p>
          </table:table-cell>
          <table:table-cell table:formula="of:=[.G22]+8" office:value-type="float" office:value="17" calcext:value-type="float">
            <text:p>17</text:p>
          </table:table-cell>
          <table:table-cell table:formula="of:=[.H22]+10" office:value-type="float" office:value="19" calcext:value-type="float">
            <text:p>19</text:p>
          </table:table-cell>
          <table:table-cell table:formula="of:=[.I22]+12" office:value-type="float" office:value="20" calcext:value-type="float">
            <text:p>20</text:p>
          </table:table-cell>
          <table:table-cell table:formula="of:=[.J22]+1" office:value-type="float" office:value="5" calcext:value-type="float">
            <text:p>5</text:p>
          </table:table-cell>
          <table:table-cell table:formula="of:=[.K22]+13" office:value-type="float" office:value="15" calcext:value-type="float">
            <text:p>15</text:p>
          </table:table-cell>
          <table:table-cell table:formula="of:=[.L22]+5" office:value-type="float" office:value="11" calcext:value-type="float">
            <text:p>11</text:p>
          </table:table-cell>
          <table:table-cell table:formula="of:=[.M22]+10" office:value-type="float" office:value="19" calcext:value-type="float">
            <text:p>19</text:p>
          </table:table-cell>
          <table:table-cell table:formula="of:=[.N22]+3" office:value-type="float" office:value="12" calcext:value-type="float">
            <text:p>12</text:p>
          </table:table-cell>
          <table:table-cell table:formula="of:=[.O22]+2" office:value-type="float" office:value="9" calcext:value-type="float">
            <text:p>9</text:p>
          </table:table-cell>
          <table:table-cell table:formula="of:=[.P22]+2" office:value-type="float" office:value="11" calcext:value-type="float">
            <text:p>11</text:p>
          </table:table-cell>
          <table:table-cell table:formula="of:=[.Q22]+12" office:value-type="float" office:value="19" calcext:value-type="float">
            <text:p>19</text:p>
          </table:table-cell>
          <table:table-cell table:formula="of:=[.R22]+7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Z</text:p>
          </table:table-cell>
          <table:table-cell table:formula="of:=IF([.E23]=[.E22]; 0; [.E24])" office:value-type="float" office:value="13" calcext:value-type="float">
            <text:p>13</text:p>
          </table:table-cell>
          <table:table-cell table:formula="of:=IF([.F23]=[.F22]; [.E25];[.E25]*26 + [.F24])" office:value-type="float" office:value="360" calcext:value-type="float">
            <text:p>360</text:p>
          </table:table-cell>
          <table:table-cell table:formula="of:=IF([.G23]=[.G22]; [.F25];[.F25]*26 + [.G24])" office:value-type="float" office:value="9377" calcext:value-type="float">
            <text:p>9377</text:p>
          </table:table-cell>
          <table:table-cell table:formula="of:=IF([.H23]=[.H22]; [.G25];[.G25]*26 + [.H24])" office:value-type="float" office:value="243821" calcext:value-type="float">
            <text:p>243821</text:p>
          </table:table-cell>
          <table:table-cell table:style-name="ce7" table:formula="of:=IF([.I23]=[.I22]; FLOOR([.H25]/26);[.H25]/26*26 + [.I24])" office:value-type="float" office:value="9377" calcext:value-type="float">
            <text:p>9377</text:p>
          </table:table-cell>
          <table:table-cell table:style-name="ce7" table:formula="of:=IF([.J23]=[.J22]; FLOOR([.I25]/26);[.I25]/26*26 + [.J24])" office:value-type="float" office:value="360" calcext:value-type="float">
            <text:p>360</text:p>
          </table:table-cell>
          <table:table-cell table:formula="of:=IF([.K23]=[.K22]; [.J25];[.J25]*26 + [.K24])" office:value-type="float" office:value="9375" calcext:value-type="float">
            <text:p>9375</text:p>
          </table:table-cell>
          <table:table-cell table:formula="of:=IF([.L23]=[.L22]; [.K25];[.K25]*26 + [.L24])" office:value-type="float" office:value="243761" calcext:value-type="float">
            <text:p>243761</text:p>
          </table:table-cell>
          <table:table-cell table:style-name="ce7" table:formula="of:=IF([.M23]=[.M22]; FLOOR([.L25]/26);[.L25]/26*26 + [.M24])" office:value-type="float" office:value="9375" calcext:value-type="float">
            <text:p>9375</text:p>
          </table:table-cell>
          <table:table-cell table:style-name="ce7" table:formula="of:=IF([.N23]=[.N22]; FLOOR([.M25]/26);[.M25]/26*26 + [.N24])" office:value-type="float" office:value="360" calcext:value-type="float">
            <text:p>360</text:p>
          </table:table-cell>
          <table:table-cell table:formula="of:=IF([.O23]=[.O22]; [.N25];[.N25]*26 + [.O24])" office:value-type="float" office:value="9369" calcext:value-type="float">
            <text:p>9369</text:p>
          </table:table-cell>
          <table:table-cell table:style-name="ce7" table:formula="of:=IF([.P23]=[.P22]; FLOOR([.O25]/26);[.O25]/26*26 + [.P24])" office:value-type="float" office:value="360" calcext:value-type="float">
            <text:p>360</text:p>
          </table:table-cell>
          <table:table-cell table:style-name="ce7" table:formula="of:=IF([.Q23]=[.Q22]; FLOOR([.P25]/26);[.P25]/26*26 + [.Q24])" office:value-type="float" office:value="13" calcext:value-type="float">
            <text:p>13</text:p>
          </table:table-cell>
          <table:table-cell table:style-name="ce7" table:formula="of:=IF([.R23]=[.R22]; FLOOR([.Q25]/26);[.Q25]/26*26 + [.R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/>
          <table:table-cell office:value-type="string" calcext:value-type="string">
            <text:p>VALID INPUT</text:p>
          </table:table-cell>
          <table:table-cell table:style-name="ce12" table:formula="of:=AND([.E22]&lt;10; [.E22]&gt;0)" office:value-type="boolean" office:boolean-value="true" calcext:value-type="boolean">
            <text:p>TRUE</text:p>
          </table:table-cell>
          <table:table-cell table:style-name="ce12" table:formula="of:=AND([.F22]&lt;10; [.F22]&gt;0)" office:value-type="boolean" office:boolean-value="true" calcext:value-type="boolean">
            <text:p>TRUE</text:p>
          </table:table-cell>
          <table:table-cell table:style-name="ce12" table:formula="of:=AND([.G22]&lt;10; [.G22]&gt;0)" office:value-type="boolean" office:boolean-value="true" calcext:value-type="boolean">
            <text:p>TRUE</text:p>
          </table:table-cell>
          <table:table-cell table:style-name="ce12" table:formula="of:=AND([.H22]&lt;10; [.H22]&gt;0)" office:value-type="boolean" office:boolean-value="true" calcext:value-type="boolean">
            <text:p>TRUE</text:p>
          </table:table-cell>
          <table:table-cell table:style-name="ce12" table:formula="of:=AND([.I22]&lt;10; [.I22]&gt;0)" office:value-type="boolean" office:boolean-value="true" calcext:value-type="boolean">
            <text:p>TRUE</text:p>
          </table:table-cell>
          <table:table-cell table:style-name="ce12" table:formula="of:=AND([.J22]&lt;10; [.J22]&gt;0)" office:value-type="boolean" office:boolean-value="true" calcext:value-type="boolean">
            <text:p>TRUE</text:p>
          </table:table-cell>
          <table:table-cell table:style-name="ce12" table:formula="of:=AND([.K22]&lt;10; [.K22]&gt;0)" office:value-type="boolean" office:boolean-value="true" calcext:value-type="boolean">
            <text:p>TRUE</text:p>
          </table:table-cell>
          <table:table-cell table:style-name="ce12" table:formula="of:=AND([.L22]&lt;10; [.L22]&gt;0)" office:value-type="boolean" office:boolean-value="true" calcext:value-type="boolean">
            <text:p>TRUE</text:p>
          </table:table-cell>
          <table:table-cell table:style-name="ce12" table:formula="of:=AND([.M22]&lt;10; [.M22]&gt;0)" office:value-type="boolean" office:boolean-value="true" calcext:value-type="boolean">
            <text:p>TRUE</text:p>
          </table:table-cell>
          <table:table-cell table:style-name="ce12" table:formula="of:=AND([.N22]&lt;10; [.N22]&gt;0)" office:value-type="boolean" office:boolean-value="true" calcext:value-type="boolean">
            <text:p>TRUE</text:p>
          </table:table-cell>
          <table:table-cell table:style-name="ce12" table:formula="of:=AND([.O22]&lt;10; [.O22]&gt;0)" office:value-type="boolean" office:boolean-value="true" calcext:value-type="boolean">
            <text:p>TRUE</text:p>
          </table:table-cell>
          <table:table-cell table:style-name="ce12" table:formula="of:=AND([.P22]&lt;10; [.P22]&gt;0)" office:value-type="boolean" office:boolean-value="true" calcext:value-type="boolean">
            <text:p>TRUE</text:p>
          </table:table-cell>
          <table:table-cell table:style-name="ce12" table:formula="of:=AND([.Q22]&lt;10; [.Q22]&gt;0)" office:value-type="boolean" office:boolean-value="true" calcext:value-type="boolean">
            <text:p>TRUE</text:p>
          </table:table-cell>
          <table:table-cell table:style-name="ce12" table:formula="of:=AND([.R22]&lt;10; [.R22]&gt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s valid &gt;&gt;&gt;</text:p>
          </table:table-cell>
          <table:table-cell table:style-name="ce12" table:formula="of:=AND([.E27:.R27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/>
          <table:table-cell table:style-name="Default"/>
          <table:table-cell office:value-type="string" calcext:value-type="string">
            <text:p>separate the entire input into 14 “input groups”, 1 grop for each digit in the answ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2"/>
          <table:table-cell office:value-type="string" calcext:value-type="string">
            <text:p>I want to simplify the instruction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2"/>
          <table:table-cell office:value-type="string" calcext:value-type="string">
            <text:p>so i marked the similar steps at every “input group” in yello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 then simplified them to as few steps as possible, as seen on the right si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keep in mind the final Z value per “input group” is dependent on X != INPUT, whether is stays or is increase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we also see some “input groups” will divide Z by 26, marked by red boxes, these are the important on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2"/>
          <table:table-cell office:value-type="string" calcext:value-type="string">
            <text:p>from our simplified instructions we can see that we need to make Y = INPUT + number, where number is the number in that input gro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2"/>
          <table:table-cell office:value-type="string" calcext:value-type="string">
            <text:p>this means at the input group where Z will be divided by 26, we need to make sure X == INPUT so that Z will actually be Z / 26 instead of Z / 26 * 26 + 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2"/>
          <table:table-cell office:value-type="string" calcext:value-type="string">
            <text:p>to make it easier for myself, for those input groups, i set the INPUT equal to X, because thats what we wan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2"/>
          <table:table-cell office:value-type="string" calcext:value-type="string">
            <text:p>so going backwards from the rightmost side, marked with green boxes, we start from 9, going down until the INPUT numbers after it are all 9 or belo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2"/>
          <table:table-cell office:value-type="string" calcext:value-type="string">
            <text:p>we can see when we decrement <text:s/>a green box, the other INPUTs on the right side of it might ch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2"/>
          <table:table-cell office:value-type="string" calcext:value-type="string">
            <text:p>looking at these changes, we decrement each green box until all the INPUTs on its right are 9 or belo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x 12</text:p>
          </table:table-cell>
          <table:table-cell table:number-columns-repeated="2"/>
          <table:table-cell office:value-type="string" calcext:value-type="string">
            <text:p>then we move on to the next (the left) green box, until all the INPUTs are 9 or belo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/>
          <table:table-cell office:value-type="string" calcext:value-type="string">
            <text:p>INP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[.I49]" office:value-type="float" office:value="1" calcext:value-type="float">
            <text:p>1</text:p>
          </table:table-cell>
          <table:table-cell table:style-name="ce6" table:formula="of:=[.J49]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table:formula="of:=[.M49]" office:value-type="float" office:value="4" calcext:value-type="float">
            <text:p>4</text:p>
          </table:table-cell>
          <table:table-cell table:style-name="ce6" table:formula="of:=[.N4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P49]" office:value-type="float" office:value="3" calcext:value-type="float">
            <text:p>3</text:p>
          </table:table-cell>
          <table:table-cell table:style-name="ce6" table:formula="of:=[.Q49]" office:value-type="float" office:value="1" calcext:value-type="float">
            <text:p>1</text:p>
          </table:table-cell>
          <table:table-cell table:style-name="ce6" table:formula="of:=[.R49]" office:value-type="float" office:value="5" calcext:value-type="float">
            <text:p>5</text:p>
          </table:table-cell>
          <table:table-cell/>
          <table:table-cell office:value-type="string" calcext:value-type="string">
            <text:p>Answer &gt;&gt;&gt;</text:p>
          </table:table-cell>
          <table:table-cell table:formula="of:=COM.MICROSOFT.CONCAT([.E48:.R48])" office:value-type="string" office:string-value="13621111481315" calcext:value-type="string">
            <text:p>13621111481315</text:p>
          </table:table-cell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formula="of:=MOD([.E51];26) + 12" office:value-type="float" office:value="21" calcext:value-type="float">
            <text:p>21</text:p>
          </table:table-cell>
          <table:table-cell table:formula="of:=MOD([.F51];26) + 12" office:value-type="float" office:value="28" calcext:value-type="float">
            <text:p>28</text:p>
          </table:table-cell>
          <table:table-cell table:formula="of:=MOD([.G51];26) + 10" office:value-type="float" office:value="24" calcext:value-type="float">
            <text:p>24</text:p>
          </table:table-cell>
          <table:table-cell table:formula="of:=MOD([.H51];26) - 11" office:value-type="float" office:value="1" calcext:value-type="float">
            <text:p>1</text:p>
          </table:table-cell>
          <table:table-cell table:formula="of:=MOD([.I51];26) - 13" office:value-type="float" office:value="1" calcext:value-type="float">
            <text:p>1</text:p>
          </table:table-cell>
          <table:table-cell table:formula="of:=MOD([.J51];26) + 15" office:value-type="float" office:value="31" calcext:value-type="float">
            <text:p>31</text:p>
          </table:table-cell>
          <table:table-cell table:formula="of:=MOD([.K51];26) + 10" office:value-type="float" office:value="24" calcext:value-type="float">
            <text:p>24</text:p>
          </table:table-cell>
          <table:table-cell table:formula="of:=MOD([.L51];26) - 2" office:value-type="float" office:value="4" calcext:value-type="float">
            <text:p>4</text:p>
          </table:table-cell>
          <table:table-cell table:formula="of:=MOD([.M51];26) - 6" office:value-type="float" office:value="8" calcext:value-type="float">
            <text:p>8</text:p>
          </table:table-cell>
          <table:table-cell table:formula="of:=MOD([.N51];26) + 14" office:value-type="float" office:value="30" calcext:value-type="float">
            <text:p>30</text:p>
          </table:table-cell>
          <table:table-cell table:formula="of:=MOD([.O51];26) + 0" office:value-type="float" office:value="3" calcext:value-type="float">
            <text:p>3</text:p>
          </table:table-cell>
          <table:table-cell table:formula="of:=MOD([.P51];26) - 15" office:value-type="float" office:value="1" calcext:value-type="float">
            <text:p>1</text:p>
          </table:table-cell>
          <table:table-cell table:formula="of:=MOD([.Q51];26) - 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/>
          <table:table-cell office:value-type="string" calcext:value-type="string">
            <text:p>Y</text:p>
          </table:table-cell>
          <table:table-cell table:formula="of:=[.E48]+8" office:value-type="float" office:value="9" calcext:value-type="float">
            <text:p>9</text:p>
          </table:table-cell>
          <table:table-cell table:formula="of:=[.F48]+13" office:value-type="float" office:value="16" calcext:value-type="float">
            <text:p>16</text:p>
          </table:table-cell>
          <table:table-cell table:formula="of:=[.G48]+8" office:value-type="float" office:value="14" calcext:value-type="float">
            <text:p>14</text:p>
          </table:table-cell>
          <table:table-cell table:formula="of:=[.H48]+10" office:value-type="float" office:value="12" calcext:value-type="float">
            <text:p>12</text:p>
          </table:table-cell>
          <table:table-cell table:formula="of:=[.I48]+12" office:value-type="float" office:value="13" calcext:value-type="float">
            <text:p>13</text:p>
          </table:table-cell>
          <table:table-cell table:formula="of:=[.J48]+1" office:value-type="float" office:value="2" calcext:value-type="float">
            <text:p>2</text:p>
          </table:table-cell>
          <table:table-cell table:formula="of:=[.K48]+13" office:value-type="float" office:value="14" calcext:value-type="float">
            <text:p>14</text:p>
          </table:table-cell>
          <table:table-cell table:formula="of:=[.L48]+5" office:value-type="float" office:value="6" calcext:value-type="float">
            <text:p>6</text:p>
          </table:table-cell>
          <table:table-cell table:formula="of:=[.M48]+10" office:value-type="float" office:value="14" calcext:value-type="float">
            <text:p>14</text:p>
          </table:table-cell>
          <table:table-cell table:formula="of:=[.N48]+3" office:value-type="float" office:value="11" calcext:value-type="float">
            <text:p>11</text:p>
          </table:table-cell>
          <table:table-cell table:formula="of:=[.O48]+2" office:value-type="float" office:value="3" calcext:value-type="float">
            <text:p>3</text:p>
          </table:table-cell>
          <table:table-cell table:formula="of:=[.P48]+2" office:value-type="float" office:value="5" calcext:value-type="float">
            <text:p>5</text:p>
          </table:table-cell>
          <table:table-cell table:formula="of:=[.Q48]+12" office:value-type="float" office:value="13" calcext:value-type="float">
            <text:p>13</text:p>
          </table:table-cell>
          <table:table-cell table:formula="of:=[.R48]+7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/>
          <table:table-cell office:value-type="string" calcext:value-type="string">
            <text:p>Z</text:p>
          </table:table-cell>
          <table:table-cell table:formula="of:=IF([.E49]=[.E48]; 0; [.E50])" office:value-type="float" office:value="9" calcext:value-type="float">
            <text:p>9</text:p>
          </table:table-cell>
          <table:table-cell table:formula="of:=IF([.F49]=[.F48]; [.E51];[.E51]*26 + [.F50])" office:value-type="float" office:value="250" calcext:value-type="float">
            <text:p>250</text:p>
          </table:table-cell>
          <table:table-cell table:formula="of:=IF([.G49]=[.G48]; [.F51];[.F51]*26 + [.G50])" office:value-type="float" office:value="6514" calcext:value-type="float">
            <text:p>6514</text:p>
          </table:table-cell>
          <table:table-cell table:formula="of:=IF([.H49]=[.H48]; [.G51];[.G51]*26 + [.H50])" office:value-type="float" office:value="169376" calcext:value-type="float">
            <text:p>169376</text:p>
          </table:table-cell>
          <table:table-cell table:style-name="ce7" table:formula="of:=IF([.I49]=[.I48]; FLOOR([.H51]/26);[.H51]/26*26 + [.I50])" office:value-type="float" office:value="6514" calcext:value-type="float">
            <text:p>6514</text:p>
          </table:table-cell>
          <table:table-cell table:style-name="ce7" table:formula="of:=IF([.J49]=[.J48]; FLOOR([.I51]/26);[.I51]/26*26 + [.J50])" office:value-type="float" office:value="250" calcext:value-type="float">
            <text:p>250</text:p>
          </table:table-cell>
          <table:table-cell table:formula="of:=IF([.K49]=[.K48]; [.J51];[.J51]*26 + [.K50])" office:value-type="float" office:value="6514" calcext:value-type="float">
            <text:p>6514</text:p>
          </table:table-cell>
          <table:table-cell table:formula="of:=IF([.L49]=[.L48]; [.K51];[.K51]*26 + [.L50])" office:value-type="float" office:value="169370" calcext:value-type="float">
            <text:p>169370</text:p>
          </table:table-cell>
          <table:table-cell table:style-name="ce7" table:formula="of:=IF([.M49]=[.M48]; FLOOR([.L51]/26);[.L51]/26*26 + [.M50])" office:value-type="float" office:value="6514" calcext:value-type="float">
            <text:p>6514</text:p>
          </table:table-cell>
          <table:table-cell table:style-name="ce7" table:formula="of:=IF([.N49]=[.N48]; FLOOR([.M51]/26);[.M51]/26*26 + [.N50])" office:value-type="float" office:value="250" calcext:value-type="float">
            <text:p>250</text:p>
          </table:table-cell>
          <table:table-cell table:formula="of:=IF([.O49]=[.O48]; [.N51];[.N51]*26 + [.O50])" office:value-type="float" office:value="6503" calcext:value-type="float">
            <text:p>6503</text:p>
          </table:table-cell>
          <table:table-cell table:style-name="ce7" table:formula="of:=IF([.P49]=[.P48]; FLOOR([.O51]/26);[.O51]/26*26 + [.P50])" office:value-type="float" office:value="250" calcext:value-type="float">
            <text:p>250</text:p>
          </table:table-cell>
          <table:table-cell table:style-name="ce7" table:formula="of:=IF([.Q49]=[.Q48]; FLOOR([.P51]/26);[.P51]/26*26 + [.Q50])" office:value-type="float" office:value="9" calcext:value-type="float">
            <text:p>9</text:p>
          </table:table-cell>
          <table:table-cell table:style-name="ce7" table:formula="of:=IF([.R49]=[.R48]; FLOOR([.Q51]/26);[.Q51]/26*26 + [.R50])" office:value-type="float" office:value="0" calcext:value-type="float">
            <text:p>0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string" calcext:value-type="string">
            <text:p>add y 8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office:value-type="string" calcext:value-type="string">
            <text:p>VALID INPUT</text:p>
          </table:table-cell>
          <table:table-cell table:style-name="ce12" table:formula="of:=AND([.E48]&lt;10; [.E48]&gt;0)" office:value-type="boolean" office:boolean-value="true" calcext:value-type="boolean">
            <text:p>TRUE</text:p>
          </table:table-cell>
          <table:table-cell table:style-name="ce12" table:formula="of:=AND([.F48]&lt;10; [.F48]&gt;0)" office:value-type="boolean" office:boolean-value="true" calcext:value-type="boolean">
            <text:p>TRUE</text:p>
          </table:table-cell>
          <table:table-cell table:style-name="ce12" table:formula="of:=AND([.G48]&lt;10; [.G48]&gt;0)" office:value-type="boolean" office:boolean-value="true" calcext:value-type="boolean">
            <text:p>TRUE</text:p>
          </table:table-cell>
          <table:table-cell table:style-name="ce12" table:formula="of:=AND([.H48]&lt;10; [.H48]&gt;0)" office:value-type="boolean" office:boolean-value="true" calcext:value-type="boolean">
            <text:p>TRUE</text:p>
          </table:table-cell>
          <table:table-cell table:style-name="ce12" table:formula="of:=AND([.I48]&lt;10; [.I48]&gt;0)" office:value-type="boolean" office:boolean-value="true" calcext:value-type="boolean">
            <text:p>TRUE</text:p>
          </table:table-cell>
          <table:table-cell table:style-name="ce12" table:formula="of:=AND([.J48]&lt;10; [.J48]&gt;0)" office:value-type="boolean" office:boolean-value="true" calcext:value-type="boolean">
            <text:p>TRUE</text:p>
          </table:table-cell>
          <table:table-cell table:style-name="ce12" table:formula="of:=AND([.K48]&lt;10; [.K48]&gt;0)" office:value-type="boolean" office:boolean-value="true" calcext:value-type="boolean">
            <text:p>TRUE</text:p>
          </table:table-cell>
          <table:table-cell table:style-name="ce12" table:formula="of:=AND([.L48]&lt;10; [.L48]&gt;0)" office:value-type="boolean" office:boolean-value="true" calcext:value-type="boolean">
            <text:p>TRUE</text:p>
          </table:table-cell>
          <table:table-cell table:style-name="ce12" table:formula="of:=AND([.M48]&lt;10; [.M48]&gt;0)" office:value-type="boolean" office:boolean-value="true" calcext:value-type="boolean">
            <text:p>TRUE</text:p>
          </table:table-cell>
          <table:table-cell table:style-name="ce12" table:formula="of:=AND([.N48]&lt;10; [.N48]&gt;0)" office:value-type="boolean" office:boolean-value="true" calcext:value-type="boolean">
            <text:p>TRUE</text:p>
          </table:table-cell>
          <table:table-cell table:style-name="ce12" table:formula="of:=AND([.O48]&lt;10; [.O48]&gt;0)" office:value-type="boolean" office:boolean-value="true" calcext:value-type="boolean">
            <text:p>TRUE</text:p>
          </table:table-cell>
          <table:table-cell table:style-name="ce12" table:formula="of:=AND([.P48]&lt;10; [.P48]&gt;0)" office:value-type="boolean" office:boolean-value="true" calcext:value-type="boolean">
            <text:p>TRUE</text:p>
          </table:table-cell>
          <table:table-cell table:style-name="ce12" table:formula="of:=AND([.Q48]&lt;10; [.Q48]&gt;0)" office:value-type="boolean" office:boolean-value="true" calcext:value-type="boolean">
            <text:p>TRUE</text:p>
          </table:table-cell>
          <table:table-cell table:style-name="ce12" table:formula="of:=AND([.R48]&lt;10; [.R48]&gt;0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s valid &gt;&gt;&gt;</text:p>
          </table:table-cell>
          <table:table-cell table:style-name="ce12" table:formula="of:=AND([.E53:.R53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2"/>
          <table:table-cell office:value-type="string" calcext:value-type="string">
            <text:p>same thing, but start the green boxes all at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2"/>
          <table:table-cell office:value-type="string" calcext:value-type="string">
            <text:p>now not all inputs are valid, we decrement the ones that affect the invalid input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2"/>
          <table:table-cell office:value-type="string" calcext:value-type="string">
            <text:p>once we incremented enough, try decrementing each just to make sure we are as low as possibl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1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1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1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1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x -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y 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9"/>
        </table:table-row>
        <table:table-row table:style-name="ro1" table:number-rows-repeated="104832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E27:Sheet1.R27 Sheet1.E53:Sheet1.R53 Sheet1.U53:Sheet1.U53 Sheet1.U27:Sheet1.U27">
            <calcext:condition calcext:apply-style-name="Good" calcext:value="=1" calcext:base-cell-address="Sheet1.E27"/>
            <calcext:condition calcext:apply-style-name="Bad" calcext:value="=0" calcext:base-cell-address="Sheet1.E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5in"/>
      <style:text-properties style:font-name="Liberation Sans" fo:language="en" fo:country="SG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0:14:24.94295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22:11:34.633239207</meta:creation-date>
    <dc:date>2021-12-25T00:15:55.404394387</dc:date>
    <meta:editing-duration>PT33M6S</meta:editing-duration>
    <meta:editing-cycles>9</meta:editing-cycles>
    <meta:generator>LibreOffice/7.0.3.1$Linux_X86_64 LibreOffice_project/d7547858d014d4cf69878db179d326fc3483e082</meta:generator>
    <meta:document-statistic meta:table-count="1" meta:cell-count="696" meta:object-count="0"/>
  </office:meta>
</office:document-meta>
</file>